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1">
      <style:text-properties fo:font-weight="bold" style:font-weight-asian="bold" style:font-weight-complex="bold"/>
    </style:style>
    <style:style style:name="ce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9"/>
        <table:table-column table:style-name="co2" table:number-columns-repeated="1014" table:default-cell-style-name="Default"/>
        <table:table-row table:style-name="ro1"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M [kg]</text:p>
          </table:table-cell>
          <table:table-cell table:style-name="ce7" office:value-type="string" calcext:value-type="string">
            <text:p>L [m]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u_opt</text:p>
          </table:table-cell>
          <table:table-cell table:style-name="ce8" office:value-type="string" calcext:value-type="string">
            <text:p>Re</text:p>
          </table:table-cell>
          <table:table-cell table:style-name="ce7" office:value-type="string" calcext:value-type="string">
            <text:p>GCOT</text:p>
          </table:table-cell>
          <table:table-cell table:style-name="ce7" office:value-type="string" calcext:value-type="string">
            <text:p>GCOTLW</text:p>
          </table:table-cell>
          <table:table-cell table:style-name="ce7" office:value-type="string" calcext:value-type="string">
            <text:p>GCOTuW</text:p>
          </table:table-cell>
          <table:table-cell table:style-name="ce7" office:value-type="string" calcext:value-type="string">
            <text:p>NCOT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Liza macrolepis</text:p>
          </table:table-cell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05" calcext:value-type="float">
            <text:p>0.1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21" calcext:value-type="float">
            <text:p>0.21</text:p>
          </table:table-cell>
          <table:table-cell office:value-type="float" office:value="27000" calcext:value-type="float">
            <text:p>2.70E+04</text:p>
          </table:table-cell>
          <table:table-cell office:value-type="float" office:value="0.67" calcext:value-type="float">
            <text:p>0.67</text:p>
          </table:table-cell>
          <table:table-cell table:formula="of:=[.K2]*[.E2]*[.D2]*9.81" office:value-type="float" office:value="0.00572810805" calcext:value-type="float">
            <text:p>0.00572810805</text:p>
          </table:table-cell>
          <table:table-cell table:formula="of:=[.K2]*[.I2]*[.D2]*9.81" office:value-type="float" office:value="0.0114562161" calcext:value-type="float">
            <text:p>0.0114562161</text:p>
          </table:table-cell>
          <table:table-cell office:value-type="float" office:value="0.21" calcext:value-type="float">
            <text:p>0.21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egonus clupeaformi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46" calcext:value-type="float">
            <text:p>0.46</text:p>
          </table:table-cell>
          <table:table-cell office:value-type="float" office:value="150000" calcext:value-type="float">
            <text:p>1.50E+05</text:p>
          </table:table-cell>
          <table:table-cell office:value-type="float" office:value="0.23" calcext:value-type="float">
            <text:p>0.23</text:p>
          </table:table-cell>
          <table:table-cell table:formula="of:=[.K3]*[.E3]*[.D3]*9.81" office:value-type="float" office:value="0.2808822744" calcext:value-type="float">
            <text:p>0.2808822744</text:p>
          </table:table-cell>
          <table:table-cell table:formula="of:=[.K3]*[.I3]*[.D3]*9.81" office:value-type="float" office:value="0.377794872" calcext:value-type="float">
            <text:p>0.377794872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regonus Artidii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35" calcext:value-type="float">
            <text:p>0.13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97" calcext:value-type="float">
            <text:p>0.97</text:p>
          </table:table-cell>
          <table:table-cell office:value-type="float" office:value="0.13" calcext:value-type="float">
            <text:p>0.13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16" calcext:value-type="float">
            <text:p>0.16</text:p>
          </table:table-cell>
          <table:table-cell table:formula="of:=[.K4]*[.E4]*[.D4]*9.81" office:value-type="float" office:value="0.0040048344" calcext:value-type="float">
            <text:p>0.0040048344</text:p>
          </table:table-cell>
          <table:table-cell table:formula="of:=[.K4]*[.I4]*[.D4]*9.81" office:value-type="float" office:value="0.0038565072" calcext:value-type="float">
            <text:p>0.003856507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lmo gairdneri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4000" calcext:value-type="float">
            <text:p>1.40E+04</text:p>
          </table:table-cell>
          <table:table-cell office:value-type="float" office:value="0.2" calcext:value-type="float">
            <text:p>0.2</text:p>
          </table:table-cell>
          <table:table-cell table:formula="of:=[.K5]*[.E5]*[.D5]*9.81" office:value-type="float" office:value="0.044145" calcext:value-type="float">
            <text:p>0.044145</text:p>
          </table:table-cell>
          <table:table-cell table:formula="of:=[.K5]*[.I5]*[.D5]*9.81" office:value-type="float" office:value="0.135378" calcext:value-type="float">
            <text:p>0.135378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lmo gairdneri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99" calcext:value-type="float">
            <text:p>0.99</text:p>
          </table:table-cell>
          <table:table-cell office:value-type="float" office:value="0.28" calcext:value-type="float">
            <text:p>0.28</text:p>
          </table:table-cell>
          <table:table-cell office:value-type="float" office:value="73000" calcext:value-type="float">
            <text:p>7.30E+04</text:p>
          </table:table-cell>
          <table:table-cell office:value-type="float" office:value="0.29" calcext:value-type="float">
            <text:p>0.29</text:p>
          </table:table-cell>
          <table:table-cell table:formula="of:=[.K6]*[.E6]*[.D6]*9.81" office:value-type="float" office:value="0.2193076512" calcext:value-type="float">
            <text:p>0.2193076512</text:p>
          </table:table-cell>
          <table:table-cell table:formula="of:=[.K6]*[.I6]*[.D6]*9.81" office:value-type="float" office:value="0.210295008" calcext:value-type="float">
            <text:p>0.21029500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lanogrammus aeglefinu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8000" calcext:value-type="float">
            <text:p>4.80E+04</text:p>
          </table:table-cell>
          <table:table-cell office:value-type="float" office:value="0.22" calcext:value-type="float">
            <text:p>0.22</text:p>
          </table:table-cell>
          <table:table-cell table:formula="of:=[.K7]*[.E7]*[.D7]*9.81" office:value-type="float" office:value="0.0834964416" calcext:value-type="float">
            <text:p>0.0834964416</text:p>
          </table:table-cell>
          <table:table-cell table:formula="of:=[.K7]*[.I7]*[.D7]*9.81" office:value-type="float" office:value="0.0841698" calcext:value-type="float">
            <text:p>0.0841698</text:p>
          </table:table-cell>
          <table:table-cell office:value-type="float" office:value="0.11" calcext:value-type="float">
            <text:p>0.11</text:p>
          </table:table-cell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63000" calcext:value-type="float">
            <text:p>6.30E+04</text:p>
          </table:table-cell>
          <table:table-cell office:value-type="float" office:value="0.14" calcext:value-type="float">
            <text:p>0.14</text:p>
          </table:table-cell>
          <table:table-cell table:formula="of:=[.K8]*[.E8]*[.D8]*9.81" office:value-type="float" office:value="0.020601" calcext:value-type="float">
            <text:p>0.020601</text:p>
          </table:table-cell>
          <table:table-cell table:formula="of:=[.K8]*[.I8]*[.D8]*9.81" office:value-type="float" office:value="0.0659232" calcext:value-type="float">
            <text:p>0.0659232</text:p>
          </table:table-cell>
          <table:table-cell office:value-type="float" office:value="0.13" calcext:value-type="float">
            <text:p>0.13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corhynchus nerka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25000" calcext:value-type="float">
            <text:p>2.50E+04</text:p>
          </table:table-cell>
          <table:table-cell office:value-type="float" office:value="0.4" calcext:value-type="float">
            <text:p>0.4</text:p>
          </table:table-cell>
          <table:table-cell table:formula="of:=[.K9]*[.E9]*[.D9]*9.81" office:value-type="float" office:value="0.0033354" calcext:value-type="float">
            <text:p>0.0033354</text:p>
          </table:table-cell>
          <table:table-cell table:formula="of:=[.K9]*[.I9]*[.D9]*9.81" office:value-type="float" office:value="0.00933912" calcext:value-type="float">
            <text:p>0.0093391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ncorhynchus nerka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51000" calcext:value-type="float">
            <text:p>5.10E+04</text:p>
          </table:table-cell>
          <table:table-cell office:value-type="float" office:value="0.24" calcext:value-type="float">
            <text:p>0.24</text:p>
          </table:table-cell>
          <table:table-cell table:formula="of:=[.K10]*[.E10]*[.D10]*9.81" office:value-type="float" office:value="0.024344496" calcext:value-type="float">
            <text:p>0.024344496</text:p>
          </table:table-cell>
          <table:table-cell table:formula="of:=[.K10]*[.I10]*[.D10]*9.81" office:value-type="float" office:value="0.04014252" calcext:value-type="float">
            <text:p>0.04014252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schrichiius robustus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2.25" calcext:value-type="float">
            <text:p>2.25</text:p>
          </table:table-cell>
          <table:table-cell office:value-type="float" office:value="25000000" calcext:value-type="float">
            <text:p>2.50E+07</text:p>
          </table:table-cell>
          <table:table-cell office:value-type="float" office:value="0.04" calcext:value-type="float">
            <text:p>0.04</text:p>
          </table:table-cell>
          <table:table-cell table:formula="of:=[.K11]*[.E11]*[.D11]*9.81" office:value-type="float" office:value="67689" calcext:value-type="float">
            <text:p>67689</text:p>
          </table:table-cell>
          <table:table-cell table:formula="of:=[.K11]*[.I11]*[.D11]*9.81" office:value-type="float" office:value="13243.5" calcext:value-type="float">
            <text:p>13243.5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rone saxatil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43" calcext:value-type="float">
            <text:p>0.43</text:p>
          </table:table-cell>
          <table:table-cell office:value-type="float" office:value="98000" calcext:value-type="float">
            <text:p>9.80E+04</text:p>
          </table:table-cell>
          <table:table-cell office:value-type="float" office:value="0.32" calcext:value-type="float">
            <text:p>0.32</text:p>
          </table:table-cell>
          <table:table-cell table:formula="of:=[.K12]*[.E12]*[.D12]*9.81" office:value-type="float" office:value="0.1690396416" calcext:value-type="float">
            <text:p>0.1690396416</text:p>
          </table:table-cell>
          <table:table-cell table:formula="of:=[.K12]*[.I12]*[.D12]*9.81" office:value-type="float" office:value="0.286169472" calcext:value-type="float">
            <text:p>0.2861694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matomus saltarix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120000" calcext:value-type="float">
            <text:p>1.20E+05</text:p>
          </table:table-cell>
          <table:table-cell office:value-type="float" office:value="0.36" calcext:value-type="float">
            <text:p>0.36</text:p>
          </table:table-cell>
          <table:table-cell table:formula="of:=[.K13]*[.E13]*[.D13]*9.81" office:value-type="float" office:value="0.20183094" calcext:value-type="float">
            <text:p>0.20183094</text:p>
          </table:table-cell>
          <table:table-cell table:formula="of:=[.K13]*[.I13]*[.D13]*9.81" office:value-type="float" office:value="0.4052511" calcext:value-type="float">
            <text:p>0.40525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cropterus salmoide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83000" calcext:value-type="float">
            <text:p>8.30E+04</text:p>
          </table:table-cell>
          <table:table-cell office:value-type="float" office:value="0.21" calcext:value-type="float">
            <text:p>0.21</text:p>
          </table:table-cell>
          <table:table-cell table:formula="of:=[.K14]*[.E14]*[.D14]*9.81" office:value-type="float" office:value="0.069528375" calcext:value-type="float">
            <text:p>0.069528375</text:p>
          </table:table-cell>
          <table:table-cell table:formula="of:=[.K14]*[.I14]*[.D14]*9.81" office:value-type="float" office:value="0.1297863" calcext:value-type="float">
            <text:p>0.1297863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lapia nilotica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95000" calcext:value-type="float">
            <text:p>9.50E+04</text:p>
          </table:table-cell>
          <table:table-cell office:value-type="float" office:value="0.21" calcext:value-type="float">
            <text:p>0.21</text:p>
          </table:table-cell>
          <table:table-cell table:formula="of:=[.K15]*[.E15]*[.D15]*9.81" office:value-type="float" office:value="0.03460968" calcext:value-type="float">
            <text:p>0.03460968</text:p>
          </table:table-cell>
          <table:table-cell table:formula="of:=[.K15]*[.I15]*[.D15]*9.81" office:value-type="float" office:value="0.06757128" calcext:value-type="float">
            <text:p>0.06757128</text:p>
          </table:table-cell>
          <table:table-cell office:value-type="float" office:value="0.07" calcext:value-type="float">
            <text:p>0.07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pomis gibbosu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19" calcext:value-type="float">
            <text:p>0.119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99" calcext:value-type="float">
            <text:p>0.99</text:p>
          </table:table-cell>
          <table:table-cell office:value-type="float" office:value="0.18" calcext:value-type="float">
            <text:p>0.18</text:p>
          </table:table-cell>
          <table:table-cell office:value-type="float" office:value="21000" calcext:value-type="float">
            <text:p>2.10E+04</text:p>
          </table:table-cell>
          <table:table-cell office:value-type="float" office:value="0.34" calcext:value-type="float">
            <text:p>0.34</text:p>
          </table:table-cell>
          <table:table-cell table:formula="of:=[.K16]*[.E16]*[.D16]*9.81" office:value-type="float" office:value="0.011907378" calcext:value-type="float">
            <text:p>0.011907378</text:p>
          </table:table-cell>
          <table:table-cell table:formula="of:=[.K16]*[.I16]*[.D16]*9.81" office:value-type="float" office:value="0.01801116" calcext:value-type="float">
            <text:p>0.01801116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oca vitulina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1.25" calcext:value-type="float">
            <text:p>1.25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.25" calcext:value-type="float">
            <text:p>1.25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0.25" calcext:value-type="float">
            <text:p>0.25</text:p>
          </table:table-cell>
          <table:table-cell table:formula="of:=[.K17]*[.E17]*[.D17]*9.81" office:value-type="float" office:value="130.2890625" calcext:value-type="float">
            <text:p>130.2890625</text:p>
          </table:table-cell>
          <table:table-cell table:formula="of:=[.K17]*[.I17]*[.D17]*9.81" office:value-type="float" office:value="130.2890625" calcext:value-type="float">
            <text:p>130.2890625</text:p>
          </table:table-cell>
          <table:table-cell office:value-type="float" office:value="0.09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oca vitulina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37" calcext:value-type="float">
            <text:p>0.37</text:p>
          </table:table-cell>
          <table:table-cell table:formula="of:=[.K18]*[.E18]*[.D18]*9.81" office:value-type="float" office:value="155.71413" calcext:value-type="float">
            <text:p>155.71413</text:p>
          </table:table-cell>
          <table:table-cell table:formula="of:=[.K18]*[.I18]*[.D18]*9.81" office:value-type="float" office:value="192.845961" calcext:value-type="float">
            <text:p>192.845961</text:p>
          </table:table-cell>
          <table:table-cell office:value-type="float" office:value="0.27" calcext:value-type="float">
            <text:p>0.27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oca vitulina</text:p>
          </table:table-cell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3000000" calcext:value-type="float">
            <text:p>3.00E+06</text:p>
          </table:table-cell>
          <table:table-cell office:value-type="float" office:value="0.23" calcext:value-type="float">
            <text:p>0.23</text:p>
          </table:table-cell>
          <table:table-cell table:formula="of:=[.K19]*[.E19]*[.D19]*9.81" office:value-type="float" office:value="213.22035" calcext:value-type="float">
            <text:p>213.22035</text:p>
          </table:table-cell>
          <table:table-cell table:formula="of:=[.K19]*[.I19]*[.D19]*9.81" office:value-type="float" office:value="295.665552" calcext:value-type="float">
            <text:p>295.66555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alaphus californianus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0.98" calcext:value-type="float">
            <text:p>0.98</text:p>
          </table:table-cell>
          <table:table-cell office:value-type="float" office:value="1.66" calcext:value-type="float">
            <text:p>1.66</text:p>
          </table:table-cell>
          <table:table-cell office:value-type="float" office:value="2600000" calcext:value-type="float">
            <text:p>2.60E+06</text:p>
          </table:table-cell>
          <table:table-cell office:value-type="float" office:value="0.26" calcext:value-type="float">
            <text:p>0.26</text:p>
          </table:table-cell>
          <table:table-cell table:formula="of:=[.K20]*[.E20]*[.D20]*9.81" office:value-type="float" office:value="75.178935" calcext:value-type="float">
            <text:p>75.178935</text:p>
          </table:table-cell>
          <table:table-cell table:formula="of:=[.K20]*[.I20]*[.D20]*9.81" office:value-type="float" office:value="95.26491" calcext:value-type="float">
            <text:p>95.26491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udyptula minor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280000" calcext:value-type="float">
            <text:p>2.80E+05</text:p>
          </table:table-cell>
          <table:table-cell office:value-type="float" office:value="1.29" calcext:value-type="float">
            <text:p>1.29</text:p>
          </table:table-cell>
          <table:table-cell table:formula="of:=[.K21]*[.E21]*[.D21]*9.81" office:value-type="float" office:value="6.074352" calcext:value-type="float">
            <text:p>6.074352</text:p>
          </table:table-cell>
          <table:table-cell table:formula="of:=[.K21]*[.I21]*[.D21]*9.81" office:value-type="float" office:value="10.630116" calcext:value-type="float">
            <text:p>10.630116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heniscus demersus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540000" calcext:value-type="float">
            <text:p>5.40E+05</text:p>
          </table:table-cell>
          <table:table-cell office:value-type="float" office:value="0.78" calcext:value-type="float">
            <text:p>0.78</text:p>
          </table:table-cell>
          <table:table-cell table:formula="of:=[.K22]*[.E22]*[.D22]*9.81" office:value-type="float" office:value="15.7665339" calcext:value-type="float">
            <text:p>15.7665339</text:p>
          </table:table-cell>
          <table:table-cell table:formula="of:=[.K22]*[.I22]*[.D22]*9.81" office:value-type="float" office:value="20.86033716" calcext:value-type="float">
            <text:p>20.86033716</text:p>
          </table:table-cell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elonia mydas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float" office:value="72000" calcext:value-type="float">
            <text:p>7.20E+04</text:p>
          </table:table-cell>
          <table:table-cell office:value-type="float" office:value="0.38" calcext:value-type="float">
            <text:p>0.38</text:p>
          </table:table-cell>
          <table:table-cell table:formula="of:=[.K23]*[.E23]*[.D23]*9.81" office:value-type="float" office:value="0.65758392" calcext:value-type="float">
            <text:p>0.65758392</text:p>
          </table:table-cell>
          <table:table-cell table:formula="of:=[.K23]*[.I23]*[.D23]*9.81" office:value-type="float" office:value="0.71238258" calcext:value-type="float">
            <text:p>0.71238258</text:p>
          </table:table-cell>
          <table:table-cell office:value-type="float" office:value="0.23" calcext:value-type="float">
            <text:p>0.23</text:p>
          </table:table-cell>
          <table:table-cell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elonia mydas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office:value-type="float" office:value="1.15" calcext:value-type="float">
            <text:p>1.15</text:p>
          </table:table-cell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70000" calcext:value-type="float">
            <text:p>1.70E+05</text:p>
          </table:table-cell>
          <table:table-cell office:value-type="float" office:value="0.31" calcext:value-type="float">
            <text:p>0.31</text:p>
          </table:table-cell>
          <table:table-cell table:formula="of:=[.K24]*[.E24]*[.D24]*9.81" office:value-type="float" office:value="1.01420685" calcext:value-type="float">
            <text:p>1.01420685</text:p>
          </table:table-cell>
          <table:table-cell table:formula="of:=[.K24]*[.I24]*[.D24]*9.81" office:value-type="float" office:value="1.71365985" calcext:value-type="float">
            <text:p>1.71365985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7" calcext:value-type="float">
            <text:p>0.02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1200" calcext:value-type="float">
            <text:p>1.20E+03</text:p>
          </table:table-cell>
          <table:table-cell office:value-type="float" office:value="8.21" calcext:value-type="float">
            <text:p>8.21</text:p>
          </table:table-cell>
          <table:table-cell table:formula="of:=[.K25]*[.E25]*[.D25]*9.81" office:value-type="float" office:value="0.000260949924" calcext:value-type="float">
            <text:p>0.000260949924</text:p>
          </table:table-cell>
          <table:table-cell table:formula="of:=[.K25]*[.I25]*[.D25]*9.81" office:value-type="float" office:value="0.00043491654" calcext:value-type="float">
            <text:p>0.00043491654</text:p>
          </table:table-cell>
          <table:table-cell office:value-type="float" office:value="3.27" calcext:value-type="float">
            <text:p>3.27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35" calcext:value-type="float">
            <text:p>0.03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1600" calcext:value-type="float">
            <text:p>1.60E+03</text:p>
          </table:table-cell>
          <table:table-cell office:value-type="float" office:value="5.83" calcext:value-type="float">
            <text:p>5.83</text:p>
          </table:table-cell>
          <table:table-cell table:formula="of:=[.K26]*[.E26]*[.D26]*9.81" office:value-type="float" office:value="0.00056048454" calcext:value-type="float">
            <text:p>0.00056048454</text:p>
          </table:table-cell>
          <table:table-cell table:formula="of:=[.K26]*[.I26]*[.D26]*9.81" office:value-type="float" office:value="0.000704609136" calcext:value-type="float">
            <text:p>0.000704609136</text:p>
          </table:table-cell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000" calcext:value-type="float">
            <text:p>2.00E+03</text:p>
          </table:table-cell>
          <table:table-cell office:value-type="float" office:value="5.31" calcext:value-type="float">
            <text:p>5.31</text:p>
          </table:table-cell>
          <table:table-cell table:formula="of:=[.K27]*[.E27]*[.D27]*9.81" office:value-type="float" office:value="0.001164756996" calcext:value-type="float">
            <text:p>0.001164756996</text:p>
          </table:table-cell>
          <table:table-cell table:formula="of:=[.K27]*[.I27]*[.D27]*9.81" office:value-type="float" office:value="0.001246019112" calcext:value-type="float">
            <text:p>0.001246019112</text:p>
          </table:table-cell>
          <table:table-cell office:value-type="float" office:value="2.09" calcext:value-type="float">
            <text:p>2.09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2100" calcext:value-type="float">
            <text:p>2.10E+03</text:p>
          </table:table-cell>
          <table:table-cell office:value-type="float" office:value="4.77" calcext:value-type="float">
            <text:p>4.77</text:p>
          </table:table-cell>
          <table:table-cell table:formula="of:=[.K28]*[.E28]*[.D28]*9.81" office:value-type="float" office:value="0.001707034176" calcext:value-type="float">
            <text:p>0.001707034176</text:p>
          </table:table-cell>
          <table:table-cell table:formula="of:=[.K28]*[.I28]*[.D28]*9.81" office:value-type="float" office:value="0.001564781328" calcext:value-type="float">
            <text:p>0.001564781328</text:p>
          </table:table-cell>
          <table:table-cell office:value-type="float" office:value="1.87" calcext:value-type="float">
            <text:p>1.87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59" calcext:value-type="float">
            <text:p>0.05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2800" calcext:value-type="float">
            <text:p>2.80E+03</text:p>
          </table:table-cell>
          <table:table-cell office:value-type="float" office:value="4.1" calcext:value-type="float">
            <text:p>4.1</text:p>
          </table:table-cell>
          <table:table-cell table:formula="of:=[.K29]*[.E29]*[.D29]*9.81" office:value-type="float" office:value="0.00339344577" calcext:value-type="float">
            <text:p>0.00339344577</text:p>
          </table:table-cell>
          <table:table-cell table:formula="of:=[.K29]*[.I29]*[.D29]*9.81" office:value-type="float" office:value="0.00264573738" calcext:value-type="float">
            <text:p>0.00264573738</text:p>
          </table:table-cell>
          <table:table-cell office:value-type="float" office:value="1.54" calcext:value-type="float">
            <text:p>1.54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laemon adspersus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3200" calcext:value-type="float">
            <text:p>3.20E+03</text:p>
          </table:table-cell>
          <table:table-cell office:value-type="float" office:value="3.65" calcext:value-type="float">
            <text:p>3.65</text:p>
          </table:table-cell>
          <table:table-cell table:formula="of:=[.K30]*[.E30]*[.D30]*9.81" office:value-type="float" office:value="0.005806023975" calcext:value-type="float">
            <text:p>0.005806023975</text:p>
          </table:table-cell>
          <table:table-cell table:formula="of:=[.K30]*[.I30]*[.D30]*9.81" office:value-type="float" office:value="0.003786537375" calcext:value-type="float">
            <text:p>0.003786537375</text:p>
          </table:table-cell>
          <table:table-cell office:value-type="float" office:value="1.42" calcext:value-type="float">
            <text:p>1.42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ligo opalescens</text:p>
          </table:table-cell>
          <table:table-cell office:value-type="string" calcext:value-type="string">
            <text:p>J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65000" calcext:value-type="float">
            <text:p>6.50E+04</text:p>
          </table:table-cell>
          <table:table-cell table:style-name="ce9" office:value-type="float" office:value="1.27" calcext:value-type="float">
            <text:p>1.27E+00</text:p>
          </table:table-cell>
          <table:table-cell table:formula="of:=[.K31]*[.E31]*[.D31]*9.81" office:value-type="float" office:value="0.10216134" calcext:value-type="float">
            <text:p>0.10216134</text:p>
          </table:table-cell>
          <table:table-cell table:formula="of:=[.K31]*[.I31]*[.D31]*9.81" office:value-type="float" office:value="0.188998479" calcext:value-type="float">
            <text:p>0.188998479</text:p>
          </table:table-cell>
          <table:table-cell office:value-type="float" office:value="0.92" calcext:value-type="float">
            <text:p>0.92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eler_GCOTLW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ass [kg]</text:p>
          </table:table-cell>
          <table:table-cell office:value-type="string" calcext:value-type="string">
            <text:p>GCOTLW [J]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130732117583178" calcext:value-type="float">
            <text:p>0.000130732117583178</text:p>
          </table:table-cell>
          <table:table-cell office:value-type="float" office:value="0.0000345766243491214" calcext:value-type="float">
            <text:p>3.45766243491214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296919190225562" calcext:value-type="float">
            <text:p>0.000296919190225562</text:p>
          </table:table-cell>
          <table:table-cell office:value-type="float" office:value="0.0000830605395534817" calcext:value-type="float">
            <text:p>8.30605395534817E-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552575310285824" calcext:value-type="float">
            <text:p>0.000552575310285824</text:p>
          </table:table-cell>
          <table:table-cell office:value-type="float" office:value="0.000186898666640617" calcext:value-type="float">
            <text:p>0.0001868986666406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0788036526830903" calcext:value-type="float">
            <text:p>0.000788036526830903</text:p>
          </table:table-cell>
          <table:table-cell office:value-type="float" office:value="0.000299992500486417" calcext:value-type="float">
            <text:p>0.0002999925004864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153262281620236" calcext:value-type="float">
            <text:p>0.00153262281620236</text:p>
          </table:table-cell>
          <table:table-cell office:value-type="float" office:value="0.000630018400428513" calcext:value-type="float">
            <text:p>0.0006300184004285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0238861796253272" calcext:value-type="float">
            <text:p>0.00238861796253272</text:p>
          </table:table-cell>
          <table:table-cell office:value-type="float" office:value="0.00115785550040491" calcext:value-type="float">
            <text:p>0.00115785550040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42453918149199" calcext:value-type="float">
            <text:p>0.00842453918149199</text:p>
          </table:table-cell>
          <table:table-cell office:value-type="float" office:value="0.00113639599846175" calcext:value-type="float">
            <text:p>0.00113639599846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0859948806685298" calcext:value-type="float">
            <text:p>0.00859948806685298</text:p>
          </table:table-cell>
          <table:table-cell office:value-type="float" office:value="0.00059346279313129" calcext:value-type="float">
            <text:p>0.00059346279313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90742739071004" calcext:value-type="float">
            <text:p>0.0190742739071004</text:p>
          </table:table-cell>
          <table:table-cell office:value-type="float" office:value="0.000744997008793917" calcext:value-type="float">
            <text:p>0.000744997008793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25221468080704" calcext:value-type="float">
            <text:p>0.0325221468080704</text:p>
          </table:table-cell>
          <table:table-cell office:value-type="float" office:value="0.0024445314246587" calcext:value-type="float">
            <text:p>0.00244453142465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592009826444158" calcext:value-type="float">
            <text:p>0.0592009826444158</text:p>
          </table:table-cell>
          <table:table-cell office:value-type="float" office:value="0.00550236780919614" calcext:value-type="float">
            <text:p>0.00550236780919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807617125895326" calcext:value-type="float">
            <text:p>0.0807617125895326</text:p>
          </table:table-cell>
          <table:table-cell office:value-type="float" office:value="0.00825382668549382" calcext:value-type="float">
            <text:p>0.00825382668549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157856467683" calcext:value-type="float">
            <text:p>0.105157856467683</text:p>
          </table:table-cell>
          <table:table-cell office:value-type="float" office:value="0.00459869673731018" calcext:value-type="float">
            <text:p>0.004598696737310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05382433238279" calcext:value-type="float">
            <text:p>0.105382433238279</text:p>
          </table:table-cell>
          <table:table-cell office:value-type="float" office:value="0.0111820346565545" calcext:value-type="float">
            <text:p>0.0111820346565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362267543538" calcext:value-type="float">
            <text:p>0.15362267543538</text:p>
          </table:table-cell>
          <table:table-cell office:value-type="float" office:value="0.0167571033211165" calcext:value-type="float">
            <text:p>0.0167571033211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157147785430716" calcext:value-type="float">
            <text:p>0.157147785430716</text:p>
          </table:table-cell>
          <table:table-cell office:value-type="float" office:value="0.0212788822349861" calcext:value-type="float">
            <text:p>0.0212788822349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19479597710391" calcext:value-type="float">
            <text:p>0.219479597710391</text:p>
          </table:table-cell>
          <table:table-cell office:value-type="float" office:value="0.0570455955898867" calcext:value-type="float">
            <text:p>0.0570455955898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24258138696917" calcext:value-type="float">
            <text:p>0.224258138696917</text:p>
          </table:table-cell>
          <table:table-cell office:value-type="float" office:value="0.0448938839050696" calcext:value-type="float">
            <text:p>0.04489388390506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261995250836163" calcext:value-type="float">
            <text:p>0.261995250836163</text:p>
          </table:table-cell>
          <table:table-cell office:value-type="float" office:value="0.0609207663540992" calcext:value-type="float">
            <text:p>0.0609207663540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357324767536578" calcext:value-type="float">
            <text:p>0.357324767536578</text:p>
          </table:table-cell>
          <table:table-cell office:value-type="float" office:value="0.0824794527064997" calcext:value-type="float">
            <text:p>0.08247945270649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721.8789691253" calcext:value-type="float">
            <text:p>14721.8789691253</text:p>
          </table:table-cell>
          <table:table-cell office:value-type="float" office:value="105256.049855898" calcext:value-type="float">
            <text:p>105256.0498558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3.0899308426396" calcext:value-type="float">
            <text:p>33.0899308426396</text:p>
          </table:table-cell>
          <table:table-cell office:value-type="float" office:value="104.443600221871" calcext:value-type="float">
            <text:p>104.4436002218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3.1244971607041" calcext:value-type="float">
            <text:p>43.1244971607041</text:p>
          </table:table-cell>
          <table:table-cell office:value-type="float" office:value="84.7463002752744" calcext:value-type="float">
            <text:p>84.746300275274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1.5106314220111" calcext:value-type="float">
            <text:p>61.5106314220111</text:p>
          </table:table-cell>
          <table:table-cell office:value-type="float" office:value="145.649328160411" calcext:value-type="float">
            <text:p>145.649328160411</text:p>
          </table:table-cell>
        </table:table-row>
      </table:table>
      <table:table table:name="Schmidt-Nielsen" table:style-name="ta1"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ass [g]</text:p>
          </table:table-cell>
          <table:table-cell office:value-type="string" calcext:value-type="string">
            <text:p>Energy Cost [Cal per g km]</text:p>
          </table:table-cell>
        </table:table-row>
        <table:table-row table:style-name="ro1">
          <table:table-cell table:formula="of:=[.B2]/1000" office:value-type="float" office:value="0.00362337948333453" calcext:value-type="float">
            <text:p>0.00362337948333453</text:p>
          </table:table-cell>
          <table:table-cell office:value-type="float" office:value="3.62337948333453" calcext:value-type="float">
            <text:p>3.62337948333453</text:p>
          </table:table-cell>
          <table:table-cell office:value-type="float" office:value="6.05416377410884" calcext:value-type="float">
            <text:p>6.05416377410884</text:p>
          </table:table-cell>
        </table:table-row>
        <table:table-row table:style-name="ro1">
          <table:table-cell table:formula="of:=[.B3]/1000" office:value-type="float" office:value="0.00905835400628147" calcext:value-type="float">
            <text:p>0.00905835400628147</text:p>
          </table:table-cell>
          <table:table-cell office:value-type="float" office:value="9.05835400628147" calcext:value-type="float">
            <text:p>9.05835400628147</text:p>
          </table:table-cell>
          <table:table-cell office:value-type="float" office:value="5.76162506413932" calcext:value-type="float">
            <text:p>5.76162506413932</text:p>
          </table:table-cell>
        </table:table-row>
        <table:table-row table:style-name="ro1">
          <table:table-cell table:formula="of:=[.B4]/1000" office:value-type="float" office:value="0.0406223650680933" calcext:value-type="float">
            <text:p>0.0406223650680933</text:p>
          </table:table-cell>
          <table:table-cell office:value-type="float" office:value="40.6223650680933" calcext:value-type="float">
            <text:p>40.6223650680933</text:p>
          </table:table-cell>
          <table:table-cell office:value-type="float" office:value="4.72384473755697" calcext:value-type="float">
            <text:p>4.72384473755697</text:p>
          </table:table-cell>
        </table:table-row>
        <table:table-row table:style-name="ro1">
          <table:table-cell table:formula="of:=[.B5]/1000" office:value-type="float" office:value="0.0564720599767484" calcext:value-type="float">
            <text:p>0.0564720599767484</text:p>
          </table:table-cell>
          <table:table-cell office:value-type="float" office:value="56.4720599767484" calcext:value-type="float">
            <text:p>56.4720599767484</text:p>
          </table:table-cell>
          <table:table-cell office:value-type="float" office:value="4.50152727053213" calcext:value-type="float">
            <text:p>4.50152727053213</text:p>
          </table:table-cell>
        </table:table-row>
        <table:table-row table:style-name="ro1">
          <table:table-cell table:formula="of:=[.B6]/1000" office:value-type="float" office:value="0.0975968668547889" calcext:value-type="float">
            <text:p>0.0975968668547889</text:p>
          </table:table-cell>
          <table:table-cell office:value-type="float" office:value="97.5968668547889" calcext:value-type="float">
            <text:p>97.5968668547889</text:p>
          </table:table-cell>
          <table:table-cell office:value-type="float" office:value="3.60598231263771" calcext:value-type="float">
            <text:p>3.60598231263771</text:p>
          </table:table-cell>
        </table:table-row>
        <table:table-row table:style-name="ro1">
          <table:table-cell table:formula="of:=[.B7]/1000" office:value-type="float" office:value="0.282564948719265" calcext:value-type="float">
            <text:p>0.282564948719265</text:p>
          </table:table-cell>
          <table:table-cell office:value-type="float" office:value="282.564948719265" calcext:value-type="float">
            <text:p>282.564948719265</text:p>
          </table:table-cell>
          <table:table-cell office:value-type="float" office:value="3.31463885786725" calcext:value-type="float">
            <text:p>3.31463885786725</text:p>
          </table:table-cell>
        </table:table-row>
        <table:table-row table:style-name="ro1">
          <table:table-cell table:formula="of:=[.B8]/1000" office:value-type="float" office:value="0.326875447344608" calcext:value-type="float">
            <text:p>0.326875447344608</text:p>
          </table:table-cell>
          <table:table-cell office:value-type="float" office:value="326.875447344608" calcext:value-type="float">
            <text:p>326.875447344608</text:p>
          </table:table-cell>
          <table:table-cell office:value-type="float" office:value="3.01582505810268" calcext:value-type="float">
            <text:p>3.01582505810268</text:p>
          </table:table-cell>
        </table:table-row>
        <table:table-row table:style-name="ro1">
          <table:table-cell table:formula="of:=[.B9]/1000" office:value-type="float" office:value="0.733419902139562" calcext:value-type="float">
            <text:p>0.733419902139562</text:p>
          </table:table-cell>
          <table:table-cell office:value-type="float" office:value="733.419902139562" calcext:value-type="float">
            <text:p>733.419902139562</text:p>
          </table:table-cell>
          <table:table-cell office:value-type="float" office:value="3.24740575292022" calcext:value-type="float">
            <text:p>3.24740575292022</text:p>
          </table:table-cell>
        </table:table-row>
        <table:table-row table:style-name="ro1">
          <table:table-cell table:formula="of:=[.B10]/1000" office:value-type="float" office:value="1.52363198865733" calcext:value-type="float">
            <text:p>1.52363198865733</text:p>
          </table:table-cell>
          <table:table-cell office:value-type="float" office:value="1523.63198865733" calcext:value-type="float">
            <text:p>1523.63198865733</text:p>
          </table:table-cell>
          <table:table-cell office:value-type="float" office:value="2.50335939150644" calcext:value-type="float">
            <text:p>2.50335939150644</text:p>
          </table:table-cell>
        </table:table-row>
      </table:table>
      <table:table table:name="Bale_CE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0:48:00.352592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5:30:44.615307990</meta:creation-date>
    <dc:date>2022-02-07T10:48:52.105531763</dc:date>
    <meta:editing-duration>PT2H38M59S</meta:editing-duration>
    <meta:editing-cycles>29</meta:editing-cycles>
    <meta:generator>LibreOffice/7.2.5.2.0$Linux_X86_64 LibreOffice_project/20$Build-2</meta:generator>
    <meta:document-statistic meta:table-count="4" meta:cell-count="715" meta:object-count="0"/>
  </office:meta>
</office:document-meta>
</file>